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3000001B04378F53E2761AF1E.png" manifest:media-type="image/png"/>
  <manifest:file-entry manifest:full-path="Pictures/10000001000002BE00000242D95129DB7066B4AC.png" manifest:media-type="image/png"/>
  <manifest:file-entry manifest:full-path="Pictures/10000001000002A90000021EA90C437D45268420.png" manifest:media-type="image/png"/>
  <manifest:file-entry manifest:full-path="Pictures/100000010000027A000002196BB4D6B6EED64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455cm, 0.622cm, 2.552cm, 1.7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318cm, 2.199cm, 2.036cm, 1.318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929cm, 1.202cm, 3.119cm, 2.6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9.865cm" svg:height="8.356cm" svg:x="2cm" svg:y="15.394cm">
          <draw:image xlink:href="Pictures/100000010000027A000002196BB4D6B6EED6449E.png" xlink:type="simple" xlink:show="embed" xlink:actuate="onLoad" draw:mime-type="image/png">
            <text:p/>
          </draw:image>
        </draw:frame>
        <draw:frame draw:style-name="gr1" draw:text-style-name="P1" draw:layer="layout" svg:width="10.25cm" svg:height="8.158cm" svg:x="2cm" svg:y="1.25cm">
          <draw:image xlink:href="Pictures/10000001000002A90000021EA90C437D45268420.png" xlink:type="simple" xlink:show="embed" xlink:actuate="onLoad" draw:mime-type="image/png">
            <text:p/>
          </draw:image>
        </draw:frame>
        <draw:frame draw:style-name="gr1" draw:text-style-name="P1" draw:layer="layout" svg:width="10.424cm" svg:height="8.583cm" svg:x="1.25cm" svg:y="7.917cm">
          <draw:image xlink:href="Pictures/10000001000002BE00000242D95129DB7066B4AC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999cm" svg:height="8.117cm" svg:x="1cm" svg:y="2.383cm">
          <draw:image xlink:href="Pictures/10000000000003F3000001B04378F53E2761AF1E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2" draw:text-style-name="P1" draw:layer="layout" svg:width="7.75cm" svg:height="5.47cm" svg:x="3cm" svg:y="8.03cm">
          <draw:image xlink:href="Pictures/100000010000027A000002196BB4D6B6EED6449E.png" xlink:type="simple" xlink:show="embed" xlink:actuate="onLoad" draw:mime-type="image/png">
            <text:p/>
          </draw:image>
        </draw:frame>
        <draw:frame draw:style-name="gr3" draw:text-style-name="P1" draw:layer="layout" svg:width="7.749cm" svg:height="5.871cm" svg:x="10.001cm" svg:y="2.129cm">
          <draw:image xlink:href="Pictures/10000001000002A90000021EA90C437D45268420.png" xlink:type="simple" xlink:show="embed" xlink:actuate="onLoad" draw:mime-type="image/png">
            <text:p/>
          </draw:image>
        </draw:frame>
        <draw:frame draw:style-name="gr4" draw:text-style-name="P1" draw:layer="layout" svg:width="7.532cm" svg:height="5.249cm" svg:x="2cm" svg:y="2.001cm">
          <draw:image xlink:href="Pictures/10000001000002BE00000242D95129DB7066B4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3T17:40:13.186628568</meta:creation-date>
    <dc:date>2024-06-14T19:12:48.937643996</dc:date>
    <meta:editing-duration>P1DT1H12M15S</meta:editing-duration>
    <meta:editing-cycles>1</meta:editing-cycles>
    <meta:document-statistic meta:object-count="7"/>
    <meta:generator>LibreOffice/7.3.7.2$Linux_X86_64 LibreOffice_project/30$Build-2</meta:generator>
  </office:meta>
</office:document-meta>
</file>